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14pt"/>
    </style:style>
    <style:style style:name="co2" style:family="table-column">
      <style:table-column-properties fo:break-before="auto" style:column-width="47pt"/>
    </style:style>
    <style:style style:name="co3" style:family="table-column">
      <style:table-column-properties fo:break-before="auto" style:column-width="46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recast_set" table:style-name="ta1">
        <table:shapes>
          <draw:frame draw:z-index="0" draw:style-name="gr1" draw:text-style-name="P1" svg:width="453.51pt" svg:height="255.09pt" svg:x="1048pt" svg:y="41.24pt">
            <loext:p draw:notify-on-update-of-ranges="forecast_set.B2:forecast_set.AF2 forecast_set.B3:forecast_set.AF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4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orecast.set</text:p>
          </table:table-cell>
          <table:table-cell office:value-type="float" office:value="2882000" calcext:value-type="float">
            <text:p>2882000</text:p>
          </table:table-cell>
          <table:table-cell office:value-type="float" office:value="2910000" calcext:value-type="float">
            <text:p>2910000</text:p>
          </table:table-cell>
          <table:table-cell office:value-type="float" office:value="2979000" calcext:value-type="float">
            <text:p>2979000</text:p>
          </table:table-cell>
          <table:table-cell office:value-type="float" office:value="2909000" calcext:value-type="float">
            <text:p>2909000</text:p>
          </table:table-cell>
          <table:table-cell office:value-type="float" office:value="2839000" calcext:value-type="float">
            <text:p>2839000</text:p>
          </table:table-cell>
          <table:table-cell office:value-type="float" office:value="2802000" calcext:value-type="float">
            <text:p>2802000</text:p>
          </table:table-cell>
          <table:table-cell office:value-type="float" office:value="2674000" calcext:value-type="float">
            <text:p>2674000</text:p>
          </table:table-cell>
          <table:table-cell office:value-type="float" office:value="2582000" calcext:value-type="float">
            <text:p>2582000</text:p>
          </table:table-cell>
          <table:table-cell office:value-type="float" office:value="2618000" calcext:value-type="float">
            <text:p>2618000</text:p>
          </table:table-cell>
          <table:table-cell office:value-type="float" office:value="2506000" calcext:value-type="float">
            <text:p>2506000</text:p>
          </table:table-cell>
          <table:table-cell office:value-type="float" office:value="2440000" calcext:value-type="float">
            <text:p>2440000</text:p>
          </table:table-cell>
          <table:table-cell office:value-type="float" office:value="2307000" calcext:value-type="float">
            <text:p>2307000</text:p>
          </table:table-cell>
          <table:table-cell office:value-type="float" office:value="2396000" calcext:value-type="float">
            <text:p>2396000</text:p>
          </table:table-cell>
          <table:table-cell office:value-type="float" office:value="2377000" calcext:value-type="float">
            <text:p>2377000</text:p>
          </table:table-cell>
          <table:table-cell office:value-type="float" office:value="2355000" calcext:value-type="float">
            <text:p>2355000</text:p>
          </table:table-cell>
          <table:table-cell office:value-type="float" office:value="2413000" calcext:value-type="float">
            <text:p>2413000</text:p>
          </table:table-cell>
          <table:table-cell office:value-type="float" office:value="2496000" calcext:value-type="float">
            <text:p>2496000</text:p>
          </table:table-cell>
          <table:table-cell office:value-type="float" office:value="2466000" calcext:value-type="float">
            <text:p>2466000</text:p>
          </table:table-cell>
          <table:table-cell office:value-type="float" office:value="2559000" calcext:value-type="float">
            <text:p>2559000</text:p>
          </table:table-cell>
          <table:table-cell office:value-type="float" office:value="2703000" calcext:value-type="float">
            <text:p>2703000</text:p>
          </table:table-cell>
          <table:table-cell office:value-type="float" office:value="2989000" calcext:value-type="float">
            <text:p>2989000</text:p>
          </table:table-cell>
          <table:table-cell office:value-type="float" office:value="3104000" calcext:value-type="float">
            <text:p>3104000</text:p>
          </table:table-cell>
          <table:table-cell office:value-type="float" office:value="2939000" calcext:value-type="float">
            <text:p>2939000</text:p>
          </table:table-cell>
          <table:table-cell office:value-type="float" office:value="2858000" calcext:value-type="float">
            <text:p>2858000</text:p>
          </table:table-cell>
          <table:table-cell office:value-type="float" office:value="3411000" calcext:value-type="float">
            <text:p>3411000</text:p>
          </table:table-cell>
          <table:table-cell office:value-type="float" office:value="3817000" calcext:value-type="float">
            <text:p>3817000</text:p>
          </table:table-cell>
          <table:table-cell office:value-type="float" office:value="3637000" calcext:value-type="float">
            <text:p>3637000</text:p>
          </table:table-cell>
          <table:table-cell office:value-type="float" office:value="3649000" calcext:value-type="float">
            <text:p>3649000</text:p>
          </table:table-cell>
          <table:table-cell office:value-type="float" office:value="3632000" calcext:value-type="float">
            <text:p>3632000</text:p>
          </table:table-cell>
          <table:table-cell office:value-type="float" office:value="3820000" calcext:value-type="float">
            <text:p>3820000</text:p>
          </table:table-cell>
          <table:table-cell office:value-type="float" office:value="3909000" calcext:value-type="float">
            <text:p>3909000</text:p>
          </table:table-cell>
        </table:table-row>
        <table:table-row table:style-name="ro1">
          <table:table-cell office:value-type="string" calcext:value-type="string">
            <text:p>forecast.set</text:p>
          </table:table-cell>
          <table:table-cell office:value-type="float" office:value="3817000" calcext:value-type="float">
            <text:p>3817000</text:p>
          </table:table-cell>
          <table:table-cell office:value-type="float" office:value="3637000" calcext:value-type="float">
            <text:p>3637000</text:p>
          </table:table-cell>
          <table:table-cell office:value-type="float" office:value="3649000" calcext:value-type="float">
            <text:p>3649000</text:p>
          </table:table-cell>
          <table:table-cell office:value-type="float" office:value="3632000" calcext:value-type="float">
            <text:p>3632000</text:p>
          </table:table-cell>
          <table:table-cell office:value-type="float" office:value="3820000" calcext:value-type="float">
            <text:p>3820000</text:p>
          </table:table-cell>
          <table:table-cell office:value-type="float" office:value="3909000" calcext:value-type="float">
            <text:p>3909000</text:p>
          </table:table-cell>
          <table:table-cell office:value-type="float" office:value="3959000" calcext:value-type="float">
            <text:p>3959000</text:p>
          </table:table-cell>
          <table:table-cell office:value-type="float" office:value="4071000" calcext:value-type="float">
            <text:p>4071000</text:p>
          </table:table-cell>
          <table:table-cell office:value-type="float" office:value="4097000" calcext:value-type="float">
            <text:p>4097000</text:p>
          </table:table-cell>
          <table:table-cell office:value-type="float" office:value="4210000" calcext:value-type="float">
            <text:p>4210000</text:p>
          </table:table-cell>
          <table:table-cell office:value-type="float" office:value="4300000" calcext:value-type="float">
            <text:p>4300000</text:p>
          </table:table-cell>
          <table:table-cell office:value-type="float" office:value="4246000" calcext:value-type="float">
            <text:p>4246000</text:p>
          </table:table-cell>
          <table:table-cell office:value-type="float" office:value="4286000" calcext:value-type="float">
            <text:p>4286000</text:p>
          </table:table-cell>
          <table:table-cell office:value-type="float" office:value="4257850" calcext:value-type="float">
            <text:p>4257850</text:p>
          </table:table-cell>
          <table:table-cell office:value-type="float" office:value="4268326" calcext:value-type="float">
            <text:p>4268326</text:p>
          </table:table-cell>
          <table:table-cell office:value-type="float" office:value="4167362" calcext:value-type="float">
            <text:p>4167362</text:p>
          </table:table-cell>
          <table:table-cell office:value-type="float" office:value="4098020" calcext:value-type="float">
            <text:p>4098020</text:p>
          </table:table-cell>
          <table:table-cell office:value-type="float" office:value="4027490" calcext:value-type="float">
            <text:p>4027490</text:p>
          </table:table-cell>
          <table:table-cell office:value-type="float" office:value="3760358" calcext:value-type="float">
            <text:p>3760358</text:p>
          </table:table-cell>
          <table:table-cell office:value-type="float" office:value="3606274" calcext:value-type="float">
            <text:p>3606274</text:p>
          </table:table-cell>
          <table:table-cell office:value-type="float" office:value="3520959" calcext:value-type="float">
            <text:p>3520959</text:p>
          </table:table-cell>
          <table:table-cell office:value-type="float" office:value="3501564" calcext:value-type="float">
            <text:p>3501564</text:p>
          </table:table-cell>
          <table:table-cell office:value-type="float" office:value="3600206" calcext:value-type="float">
            <text:p>3600206</text:p>
          </table:table-cell>
          <table:table-cell office:value-type="float" office:value="3731386" calcext:value-type="float">
            <text:p>3731386</text:p>
          </table:table-cell>
          <table:table-cell office:value-type="float" office:value="3555970" calcext:value-type="float">
            <text:p>3555970</text:p>
          </table:table-cell>
          <table:table-cell office:value-type="float" office:value="3258411" calcext:value-type="float">
            <text:p>3258411</text:p>
          </table:table-cell>
          <table:table-cell office:value-type="float" office:value="3136965" calcext:value-type="float">
            <text:p>3136965</text:p>
          </table:table-cell>
          <table:table-cell office:value-type="float" office:value="3159958" calcext:value-type="float">
            <text:p>3159958</text:p>
          </table:table-cell>
          <table:table-cell office:value-type="float" office:value="3144198" calcext:value-type="float">
            <text:p>3144198</text:p>
          </table:table-cell>
          <table:table-cell office:value-type="float" office:value="3167788" calcext:value-type="float">
            <text:p>3167788</text:p>
          </table:table-cell>
          <table:table-cell office:value-type="float" office:value="3326632" calcext:value-type="float">
            <text:p>3326632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1" office:value-type="float" office:value="10184.2" calcext:value-type="float">
            <text:p>1.02E+04</text:p>
          </table:table-cell>
          <table:table-cell table:style-name="ce1" office:value-type="float" office:value="-0.002551195" calcext:value-type="float">
            <text:p>-2.55E-03</text:p>
          </table:table-cell>
          <table:table-cell table:style-name="ce1" office:value-type="float" office:value="0.002715659" calcext:value-type="float">
            <text:p>2.72E-03</text:p>
          </table:table-cell>
          <table:table-cell table:number-columns-repeated="28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formula="of:=[.$B$5]+([.B2]*[.$C$5])+([.B3]*[.$D$5])" office:value-type="float" office:value="13197.326413" calcext:value-type="float">
            <text:p>13197.326413</text:p>
          </table:table-cell>
          <table:table-cell table:formula="of:=[.$B$5]+([.C2]*[.$C$5])+([.C3]*[.$D$5])" office:value-type="float" office:value="12637.074333" calcext:value-type="float">
            <text:p>12637.074333</text:p>
          </table:table-cell>
          <table:table-cell table:formula="of:=[.$B$5]+([.D2]*[.$C$5])+([.D3]*[.$D$5])" office:value-type="float" office:value="12493.629786" calcext:value-type="float">
            <text:p>12493.629786</text:p>
          </table:table-cell>
          <table:table-cell table:formula="of:=[.$B$5]+([.E2]*[.$C$5])+([.E3]*[.$D$5])" office:value-type="float" office:value="12626.047233" calcext:value-type="float">
            <text:p>12626.047233</text:p>
          </table:table-cell>
          <table:table-cell table:formula="of:=[.$B$5]+([.F2]*[.$C$5])+([.F3]*[.$D$5])" office:value-type="float" office:value="13315.174775" calcext:value-type="float">
            <text:p>13315.174775</text:p>
          </table:table-cell>
          <table:table-cell table:formula="of:=[.$B$5]+([.G2]*[.$C$5])+([.G3]*[.$D$5])" office:value-type="float" office:value="13651.262641" calcext:value-type="float">
            <text:p>13651.262641</text:p>
          </table:table-cell>
          <table:table-cell table:formula="of:=[.$B$5]+([.H2]*[.$C$5])+([.H3]*[.$D$5])" office:value-type="float" office:value="14113.598551" calcext:value-type="float">
            <text:p>14113.598551</text:p>
          </table:table-cell>
          <table:table-cell table:formula="of:=[.$B$5]+([.I2]*[.$C$5])+([.I3]*[.$D$5])" office:value-type="float" office:value="14652.462299" calcext:value-type="float">
            <text:p>14652.462299</text:p>
          </table:table-cell>
          <table:table-cell table:formula="of:=[.$B$5]+([.J2]*[.$C$5])+([.J3]*[.$D$5])" office:value-type="float" office:value="14631.226413" calcext:value-type="float">
            <text:p>14631.226413</text:p>
          </table:table-cell>
          <table:table-cell table:formula="of:=[.$B$5]+([.K2]*[.$C$5])+([.K3]*[.$D$5])" office:value-type="float" office:value="15223.82972" calcext:value-type="float">
            <text:p>15223.82972</text:p>
          </table:table-cell>
          <table:table-cell table:formula="of:=[.$B$5]+([.L2]*[.$C$5])+([.L3]*[.$D$5])" office:value-type="float" office:value="15636.6179" calcext:value-type="float">
            <text:p>15636.6179</text:p>
          </table:table-cell>
          <table:table-cell table:formula="of:=[.$B$5]+([.M2]*[.$C$5])+([.M3]*[.$D$5])" office:value-type="float" office:value="15829.281249" calcext:value-type="float">
            <text:p>15829.281249</text:p>
          </table:table-cell>
          <table:table-cell table:formula="of:=[.$B$5]+([.N2]*[.$C$5])+([.N3]*[.$D$5])" office:value-type="float" office:value="15710.851254" calcext:value-type="float">
            <text:p>15710.851254</text:p>
          </table:table-cell>
          <table:table-cell table:formula="of:=[.$B$5]+([.O2]*[.$C$5])+([.O3]*[.$D$5])" office:value-type="float" office:value="15682.87815815" calcext:value-type="float">
            <text:p>15682.87815815</text:p>
          </table:table-cell>
          <table:table-cell table:formula="of:=[.$B$5]+([.P2]*[.$C$5])+([.P3]*[.$D$5])" office:value-type="float" office:value="15767.453691834" calcext:value-type="float">
            <text:p>15767.453691834</text:p>
          </table:table-cell>
          <table:table-cell table:formula="of:=[.$B$5]+([.Q2]*[.$C$5])+([.Q3]*[.$D$5])" office:value-type="float" office:value="15345.300586558" calcext:value-type="float">
            <text:p>15345.300586558</text:p>
          </table:table-cell>
          <table:table-cell table:formula="of:=[.$B$5]+([.R2]*[.$C$5])+([.R3]*[.$D$5])" office:value-type="float" office:value="14945.24217518" calcext:value-type="float">
            <text:p>14945.24217518</text:p>
          </table:table-cell>
          <table:table-cell table:formula="of:=[.$B$5]+([.S2]*[.$C$5])+([.S3]*[.$D$5])" office:value-type="float" office:value="14830.24259591" calcext:value-type="float">
            <text:p>14830.24259591</text:p>
          </table:table-cell>
          <table:table-cell table:formula="of:=[.$B$5]+([.T2]*[.$C$5])+([.T3]*[.$D$5])" office:value-type="float" office:value="13867.542040922" calcext:value-type="float">
            <text:p>13867.542040922</text:p>
          </table:table-cell>
          <table:table-cell table:formula="of:=[.$B$5]+([.U2]*[.$C$5])+([.U3]*[.$D$5])" office:value-type="float" office:value="13081.730359566" calcext:value-type="float">
            <text:p>13081.730359566</text:p>
          </table:table-cell>
          <table:table-cell table:formula="of:=[.$B$5]+([.V2]*[.$C$5])+([.V3]*[.$D$5])" office:value-type="float" office:value="12120.402141981" calcext:value-type="float">
            <text:p>12120.402141981</text:p>
          </table:table-cell>
          <table:table-cell table:formula="of:=[.$B$5]+([.W2]*[.$C$5])+([.W3]*[.$D$5])" office:value-type="float" office:value="11774.344510676" calcext:value-type="float">
            <text:p>11774.344510676</text:p>
          </table:table-cell>
          <table:table-cell table:formula="of:=[.$B$5]+([.X2]*[.$C$5])+([.X3]*[.$D$5])" office:value-type="float" office:value="12463.169720754" calcext:value-type="float">
            <text:p>12463.169720754</text:p>
          </table:table-cell>
          <table:table-cell table:formula="of:=[.$B$5]+([.Y2]*[.$C$5])+([.Y3]*[.$D$5])" office:value-type="float" office:value="13026.056663374" calcext:value-type="float">
            <text:p>13026.056663374</text:p>
          </table:table-cell>
          <table:table-cell table:formula="of:=[.$B$5]+([.Z2]*[.$C$5])+([.Z3]*[.$D$5])" office:value-type="float" office:value="11138.87578923" calcext:value-type="float">
            <text:p>11138.87578923</text:p>
          </table:table-cell>
          <table:table-cell table:formula="of:=[.$B$5]+([.AA2]*[.$C$5])+([.AA3]*[.$D$5])" office:value-type="float" office:value="9295.021842849" calcext:value-type="float">
            <text:p>9295.021842849</text:p>
          </table:table-cell>
          <table:table-cell table:formula="of:=[.$B$5]+([.AB2]*[.$C$5])+([.AB3]*[.$D$5])" office:value-type="float" office:value="9424.431019935" calcext:value-type="float">
            <text:p>9424.431019935</text:p>
          </table:table-cell>
          <table:table-cell table:formula="of:=[.$B$5]+([.AC2]*[.$C$5])+([.AC3]*[.$D$5])" office:value-type="float" office:value="9456.257827322" calcext:value-type="float">
            <text:p>9456.257827322</text:p>
          </table:table-cell>
          <table:table-cell table:formula="of:=[.$B$5]+([.AD2]*[.$C$5])+([.AD3]*[.$D$5])" office:value-type="float" office:value="9456.829356482" calcext:value-type="float">
            <text:p>9456.829356482</text:p>
          </table:table-cell>
          <table:table-cell table:formula="of:=[.$B$5]+([.AE2]*[.$C$5])+([.AE3]*[.$D$5])" office:value-type="float" office:value="9041.267092292" calcext:value-type="float">
            <text:p>9041.267092292</text:p>
          </table:table-cell>
          <table:table-cell table:formula="of:=[.$B$5]+([.AF2]*[.$C$5])+([.AF3]*[.$D$5])" office:value-type="float" office:value="9245.576875488" calcext:value-type="float">
            <text:p>9245.576875488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0"/>
          <table:table-cell office:value-type="float" office:value="15223.8280328048" calcext:value-type="float">
            <text:p>15223.8280328048</text:p>
          </table:table-cell>
          <table:table-cell office:value-type="float" office:value="15636.616192233" calcext:value-type="float">
            <text:p>15636.616192233</text:p>
          </table:table-cell>
          <table:table-cell office:value-type="float" office:value="15829.2794973878" calcext:value-type="float">
            <text:p>15829.2794973878</text:p>
          </table:table-cell>
          <table:table-cell table:number-columns-repeated="19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3"/>
          <table:table-cell office:value-type="float" office:value="15710.849531767" calcext:value-type="float">
            <text:p>15710.849531767</text:p>
          </table:table-cell>
          <table:table-cell office:value-type="float" office:value="15682.8764294459" calcext:value-type="float">
            <text:p>15682.8764294459</text:p>
          </table:table-cell>
          <table:table-cell office:value-type="float" office:value="15767.4519560744" calcext:value-type="float">
            <text:p>15767.4519560744</text:p>
          </table:table-cell>
          <table:table-cell office:value-type="float" office:value="15345.2988686546" calcext:value-type="float">
            <text:p>15345.2988686546</text:p>
          </table:table-cell>
          <table:table-cell office:value-type="float" office:value="14945.2404835924" calcext:value-type="float">
            <text:p>14945.2404835924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23:23:17.4892254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1T23:50:14.616398257</dc:date>
    <meta:editing-duration>PT12H38M49S</meta:editing-duration>
    <meta:editing-cycles>3</meta:editing-cycles>
    <meta:generator>LibreOffice/5.4.1.2$MacOSX_X86_64 LibreOffice_project/ea7cb86e6eeb2bf3a5af73a8f7777ac570321527</meta:generator>
    <meta:document-statistic meta:table-count="1" meta:cell-count="1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22cm" svg:y="3.967cm" style:legend-expansion="high" chart:style-name="ch2"/>
        <chart:plot-area chart:style-name="ch3" table:cell-range-address="forecast_set.B2:forecast_set.AF3" svg:x="0.32cm" svg:y="0.18cm" svg:width="12.982cm" svg:height="8.64cm">
          <chartooo:coordinate-region svg:x="1.987cm" svg:y="0.372cm" svg:width="11.18cm" svg:height="7.6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ecast_set.B2:forecast_set.AF2" chart:class="chart:line">
            <chart:data-point chart:repeated="31"/>
          </chart:series>
          <chart:series chart:style-name="ch7" chart:values-cell-range-address="forecast_set.B3:forecast_set.AF3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882000">
                <text:p>2882000</text:p>
                <draw:g>
                  <svg:desc>forecast_set.B2:forecast_set.AF2</svg:desc>
                </draw:g>
              </table:table-cell>
              <table:table-cell office:value-type="float" office:value="2910000">
                <text:p>2910000</text:p>
              </table:table-cell>
              <table:table-cell office:value-type="float" office:value="2979000">
                <text:p>2979000</text:p>
              </table:table-cell>
              <table:table-cell office:value-type="float" office:value="2909000">
                <text:p>2909000</text:p>
              </table:table-cell>
              <table:table-cell office:value-type="float" office:value="2839000">
                <text:p>2839000</text:p>
              </table:table-cell>
              <table:table-cell office:value-type="float" office:value="2802000">
                <text:p>2802000</text:p>
              </table:table-cell>
              <table:table-cell office:value-type="float" office:value="2674000">
                <text:p>2674000</text:p>
              </table:table-cell>
              <table:table-cell office:value-type="float" office:value="2582000">
                <text:p>2582000</text:p>
              </table:table-cell>
              <table:table-cell office:value-type="float" office:value="2618000">
                <text:p>2618000</text:p>
              </table:table-cell>
              <table:table-cell office:value-type="float" office:value="2506000">
                <text:p>2506000</text:p>
              </table:table-cell>
              <table:table-cell office:value-type="float" office:value="2440000">
                <text:p>2440000</text:p>
              </table:table-cell>
              <table:table-cell office:value-type="float" office:value="2307000">
                <text:p>2307000</text:p>
              </table:table-cell>
              <table:table-cell office:value-type="float" office:value="2396000">
                <text:p>2396000</text:p>
              </table:table-cell>
              <table:table-cell office:value-type="float" office:value="2377000">
                <text:p>2377000</text:p>
              </table:table-cell>
              <table:table-cell office:value-type="float" office:value="2355000">
                <text:p>2355000</text:p>
              </table:table-cell>
              <table:table-cell office:value-type="float" office:value="2413000">
                <text:p>2413000</text:p>
              </table:table-cell>
              <table:table-cell office:value-type="float" office:value="2496000">
                <text:p>2496000</text:p>
              </table:table-cell>
              <table:table-cell office:value-type="float" office:value="2466000">
                <text:p>2466000</text:p>
              </table:table-cell>
              <table:table-cell office:value-type="float" office:value="2559000">
                <text:p>2559000</text:p>
              </table:table-cell>
              <table:table-cell office:value-type="float" office:value="2703000">
                <text:p>2703000</text:p>
              </table:table-cell>
              <table:table-cell office:value-type="float" office:value="2989000">
                <text:p>2989000</text:p>
              </table:table-cell>
              <table:table-cell office:value-type="float" office:value="3104000">
                <text:p>3104000</text:p>
              </table:table-cell>
              <table:table-cell office:value-type="float" office:value="2939000">
                <text:p>2939000</text:p>
              </table:table-cell>
              <table:table-cell office:value-type="float" office:value="2858000">
                <text:p>2858000</text:p>
              </table:table-cell>
              <table:table-cell office:value-type="float" office:value="3411000">
                <text:p>3411000</text:p>
              </table:table-cell>
              <table:table-cell office:value-type="float" office:value="3817000">
                <text:p>3817000</text:p>
              </table:table-cell>
              <table:table-cell office:value-type="float" office:value="3637000">
                <text:p>3637000</text:p>
              </table:table-cell>
              <table:table-cell office:value-type="float" office:value="3649000">
                <text:p>3649000</text:p>
              </table:table-cell>
              <table:table-cell office:value-type="float" office:value="3632000">
                <text:p>3632000</text:p>
              </table:table-cell>
              <table:table-cell office:value-type="float" office:value="3820000">
                <text:p>3820000</text:p>
              </table:table-cell>
              <table:table-cell office:value-type="float" office:value="3909000">
                <text:p>3909000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817000">
                <text:p>3817000</text:p>
                <draw:g>
                  <svg:desc>forecast_set.B3:forecast_set.AF3</svg:desc>
                </draw:g>
              </table:table-cell>
              <table:table-cell office:value-type="float" office:value="3637000">
                <text:p>3637000</text:p>
              </table:table-cell>
              <table:table-cell office:value-type="float" office:value="3649000">
                <text:p>3649000</text:p>
              </table:table-cell>
              <table:table-cell office:value-type="float" office:value="3632000">
                <text:p>3632000</text:p>
              </table:table-cell>
              <table:table-cell office:value-type="float" office:value="3820000">
                <text:p>3820000</text:p>
              </table:table-cell>
              <table:table-cell office:value-type="float" office:value="3909000">
                <text:p>3909000</text:p>
              </table:table-cell>
              <table:table-cell office:value-type="float" office:value="3959000">
                <text:p>3959000</text:p>
              </table:table-cell>
              <table:table-cell office:value-type="float" office:value="4071000">
                <text:p>4071000</text:p>
              </table:table-cell>
              <table:table-cell office:value-type="float" office:value="4097000">
                <text:p>4097000</text:p>
              </table:table-cell>
              <table:table-cell office:value-type="float" office:value="4210000">
                <text:p>4210000</text:p>
              </table:table-cell>
              <table:table-cell office:value-type="float" office:value="4300000">
                <text:p>4300000</text:p>
              </table:table-cell>
              <table:table-cell office:value-type="float" office:value="4246000">
                <text:p>4246000</text:p>
              </table:table-cell>
              <table:table-cell office:value-type="float" office:value="4286000">
                <text:p>4286000</text:p>
              </table:table-cell>
              <table:table-cell office:value-type="float" office:value="4257850">
                <text:p>4257850</text:p>
              </table:table-cell>
              <table:table-cell office:value-type="float" office:value="4268326">
                <text:p>4268326</text:p>
              </table:table-cell>
              <table:table-cell office:value-type="float" office:value="4167362">
                <text:p>4167362</text:p>
              </table:table-cell>
              <table:table-cell office:value-type="float" office:value="4098020">
                <text:p>4098020</text:p>
              </table:table-cell>
              <table:table-cell office:value-type="float" office:value="4027490">
                <text:p>4027490</text:p>
              </table:table-cell>
              <table:table-cell office:value-type="float" office:value="3760358">
                <text:p>3760358</text:p>
              </table:table-cell>
              <table:table-cell office:value-type="float" office:value="3606274">
                <text:p>3606274</text:p>
              </table:table-cell>
              <table:table-cell office:value-type="float" office:value="3520959">
                <text:p>3520959</text:p>
              </table:table-cell>
              <table:table-cell office:value-type="float" office:value="3501564">
                <text:p>3501564</text:p>
              </table:table-cell>
              <table:table-cell office:value-type="float" office:value="3600206">
                <text:p>3600206</text:p>
              </table:table-cell>
              <table:table-cell office:value-type="float" office:value="3731386">
                <text:p>3731386</text:p>
              </table:table-cell>
              <table:table-cell office:value-type="float" office:value="3555970">
                <text:p>3555970</text:p>
              </table:table-cell>
              <table:table-cell office:value-type="float" office:value="3258411">
                <text:p>3258411</text:p>
              </table:table-cell>
              <table:table-cell office:value-type="float" office:value="3136965">
                <text:p>3136965</text:p>
              </table:table-cell>
              <table:table-cell office:value-type="float" office:value="3159958">
                <text:p>3159958</text:p>
              </table:table-cell>
              <table:table-cell office:value-type="float" office:value="3144198">
                <text:p>3144198</text:p>
              </table:table-cell>
              <table:table-cell office:value-type="float" office:value="3167788">
                <text:p>3167788</text:p>
              </table:table-cell>
              <table:table-cell office:value-type="float" office:value="3326632">
                <text:p>33266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